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officeooo:rsid="000b3818" officeooo:paragraph-rsid="000b3818" style:font-size-asian="11pt" style:font-size-complex="11pt"/>
    </style:style>
    <style:style style:name="P2" style:family="paragraph" style:parent-style-name="Standard">
      <style:paragraph-properties fo:text-align="center" style:justify-single-word="false"/>
      <style:text-properties style:font-name="Arial" fo:font-size="11pt" officeooo:rsid="000eeed4" officeooo:paragraph-rsid="000eeed4" style:font-size-asian="11pt" style:font-size-complex="11pt"/>
    </style:style>
    <style:style style:name="P3" style:family="paragraph" style:parent-style-name="Standard">
      <style:text-properties style:font-name="Arial" fo:font-size="11pt" officeooo:rsid="000eeed4" officeooo:paragraph-rsid="000eeed4" style:font-size-asian="11pt" style:font-size-complex="11pt"/>
    </style:style>
    <style:style style:name="P4" style:family="paragraph" style:parent-style-name="Standard">
      <style:paragraph-properties fo:text-align="center" style:justify-single-word="false"/>
      <style:text-properties style:font-name="Arial" fo:font-size="11pt" officeooo:rsid="000aed62" officeooo:paragraph-rsid="000b3818" style:font-size-asian="11pt" style:font-size-complex="11pt"/>
    </style:style>
    <style:style style:name="P5" style:family="paragraph" style:parent-style-name="Standard">
      <style:text-properties style:font-name="Arial" fo:font-size="11pt" officeooo:rsid="000aed62" officeooo:paragraph-rsid="000b3818" style:font-size-asian="11pt" style:font-size-complex="11pt"/>
    </style:style>
    <style:style style:name="P6" style:family="paragraph" style:parent-style-name="Standard">
      <style:text-properties style:font-name="Arial" fo:font-size="11pt" officeooo:rsid="000aed62" officeooo:paragraph-rsid="000aed62" style:font-size-asian="11pt" style:font-size-complex="11pt"/>
    </style:style>
    <style:style style:name="P7" style:family="paragraph" style:parent-style-name="Standard">
      <style:text-properties style:font-name="Arial" fo:font-size="11pt" officeooo:rsid="001075e2" officeooo:paragraph-rsid="001075e2" style:font-size-asian="11pt" style:font-size-complex="11pt"/>
    </style:style>
    <style:style style:name="P8" style:family="paragraph" style:parent-style-name="Standard">
      <style:text-properties style:font-name="Arial" fo:font-size="11pt" officeooo:rsid="0014ec93" officeooo:paragraph-rsid="0014ec93" style:font-size-asian="11pt" style:font-size-complex="11pt"/>
    </style:style>
    <style:style style:name="T1" style:family="text">
      <style:text-properties officeooo:rsid="000b3818"/>
    </style:style>
    <style:style style:name="T2" style:family="text">
      <style:text-properties officeooo:rsid="001075e2"/>
    </style:style>
    <style:style style:name="T3" style:family="text">
      <style:text-properties officeooo:rsid="0011d69e"/>
    </style:style>
    <style:style style:name="T4" style:family="text">
      <style:text-properties officeooo:rsid="0014ec93"/>
    </style:style>
    <style:style style:name="T5" style:family="text">
      <style:text-properties officeooo:rsid="0015e4d9"/>
    </style:style>
    <style:style style:name="T6" style:family="text">
      <style:text-properties officeooo:rsid="00173d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ural Networks</text:p>
      <text:p text:style-name="P1">Lab 3 – 5. Noisy and spurious states</text:p>
      <text:p text:style-name="P2">Karamoulas Eleftherios – S3261859</text:p>
      <text:p text:style-name="P2">Tzafos Panagiotis – S3302148</text:p>
      <text:p text:style-name="P4"/>
      <text:p text:style-name="P5"><text:span text:style-name="T1">5.a </text:span>The main idea is that we are using using a pattern as a training input, so this will be an energy minimum. By training the net, we store this pattern into the weights matrix. As long as each state is associated with a specific amount of energy, <text:s/>after training the net, we can use a noisy pattern as input with one specific percentage of distortion and energy in order to retrieve the stored pattern, driving the energy of the input to the minimum energy(stored pattern) of this specific basin of attraction. This happens after using the weights and the input to proceed to a synchronous or asynchronous updates of the input, transforming it to the stored pattern.</text:p>
      <text:p text:style-name="P6"/>
      <text:p text:style-name="P3">5.<text:span text:style-name="T2">b</text:span> This happens because in synchronous update, the node’s activations update the state based on all the values of the previous state, while in asynchronous update, the update is on only one node at a time, so every new update is slightly better than the previous one. The reason is that the update every time is now based in a new improved value of node state.</text:p>
      <text:p text:style-name="P3"/>
      <text:p text:style-name="P7">5.c This change affects the <text:span text:style-name="T5">input</text:span>, by the way that even if it makes sense and remains the</text:p>
      <text:p text:style-name="P7">correct pattern, all <text:span text:style-name="T3">input </text:span>are inverted from 1 to -1 and -1 to 1. <text:span text:style-name="T4">It does not affect the network training as long as the only change is the invert of 1 to -1 and vice versa.</text:span></text:p>
      <text:p text:style-name="P8"/>
      <text:p text:style-name="P8">5.d <text:span text:style-name="T6">The network stores the inverted pattern also, as if we tried with the inverted pattern as training input the weights would be the same in the end. The net can take advantage of the fact that energies of the training set states(and their inverses) are all equal and less than any of the spurious states. Then, by replacing the output function with a sigmoid, we are turning the nodes into semi linear. After this, in every update there is some possibility that the output will be the inverse of the TLU value so that the energy increases. By this way, it is possible for the net to move away from a spurious minimum, and find itself in the basin of attraction of a member of the training s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21:38:58.851547157</meta:creation-date>
    <dc:date>2017-03-16T08:42:35.165683800</dc:date>
    <meta:editing-duration>PT32M28S</meta:editing-duration>
    <meta:editing-cycles>9</meta:editing-cycles>
    <meta:generator>LibreOffice/5.1.6.2$Linux_X86_64 LibreOffice_project/10m0$Build-2</meta:generator>
    <meta:document-statistic meta:table-count="0" meta:image-count="0" meta:object-count="0" meta:page-count="1" meta:paragraph-count="9" meta:word-count="383" meta:character-count="2099" meta:non-whitespace-character-count="1720"/>
  </office:meta>
</office:document-meta>
</file>